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ImplNamedDispatcherInclud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EngineImplNamedDispatcherInclude.executeJSP( String url , HttpServletRequest servletRequest , HttpServletResponse servletRespons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